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P1" style:parent-style-name="Standard">
      <style:text-properties officeooo:paragraph-rsid="001f947a" officeooo:rsid="001f947a"/>
    </style:style>
    <style:style style:family="paragraph" style:name="P2" style:parent-style-name="Standard">
      <style:paragraph-properties fo:break-before="page"/>
      <style:text-properties officeooo:paragraph-rsid="001f947a" officeooo:rsid="001f947a"/>
    </style:style>
    <style:style style:family="paragraph" style:name="aa14e96" style:parent-style-name="Standard">
      <style:paragraph-properties/>
      <style:text-properties officeooo:paragraph-rsid="001f947a" officeooo:rsid="001f947a"/>
    </style:style>
    <style:style style:family="paragraph" style:name="a3f4210" style:parent-style-name="Standard">
      <style:paragraph-properties/>
      <style:text-properties officeooo:paragraph-rsid="001f947a" officeooo:rsid="001f947a"/>
    </style:style>
    <style:style style:family="paragraph" style:name="aea97aa" style:parent-style-name="Standard">
      <style:paragraph-properties fo:break-before="page"/>
      <style:text-properties officeooo:paragraph-rsid="001f947a" officeooo:rsid="001f9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  <text:p text:style-name="aa14e96"/>
      <text:p text:style-name="aea97aa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.6929in" fo:page-width="8.2681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0-02T11:53:25.628642000</meta:creation-date>
    <dc:date>2018-04-06T23:26:57</dc:date>
    <meta:editing-duration>PT0.116S</meta:editing-duration>
    <meta:editing-cycles>3</meta:editing-cycles>
    <meta:generator>StarOffice/8$Win32 OpenOffice.org_project/680m18$Build-9161</meta:generator>
    <meta:document-statistic meta:character-count="2" meta:image-count="0" meta:non-whitespace-character-count="2" meta:object-count="0" meta:page-count="2" meta:paragraph-count="2" meta:table-count="0" meta:word-count="2"/>
  </office:meta>
</office:document-meta>
</file>